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ttps://drive.google.com/file/d/186ngsJgx8SWnsEXDiCUdHcoA1pJ3COXi/view?t=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15:35:00.310467298</meta:creation-date>
    <dc:date>2024-11-22T15:35:25.305056210</dc:date>
    <meta:editing-duration>PT25S</meta:editing-duration>
    <meta:editing-cycles>1</meta:editing-cycles>
    <meta:document-statistic meta:table-count="0" meta:image-count="0" meta:object-count="0" meta:page-count="1" meta:paragraph-count="1" meta:word-count="1" meta:character-count="74" meta:non-whitespace-character-count="74"/>
    <meta:generator>LibreOffice/7.3.7.2$Linux_X86_64 LibreOffice_project/30$Build-2</meta:generator>
  </office:meta>
</office:document-meta>
</file>